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22.318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0.457cm" fo:break-before="auto" style:use-optimal-row-height="true"/>
    </style:style>
    <style:style style:name="ro11" style:family="table-row">
      <style:table-row-properties style:row-height="1.603cm" fo:break-before="auto" style:use-optimal-row-height="true"/>
    </style:style>
    <style:style style:name="ro12" style:family="table-row">
      <style:table-row-properties style:row-height="2.7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font-name="Arial1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style:text-position="super 58%"/>
    </style:style>
    <style:style style:name="T8" style:family="text">
      <style:text-properties fo:color="#ff6600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6"/>
        <table:table-column table:style-name="co10" table:default-cell-style-name="ce25"/>
        <table:table-column table:style-name="co6" table:number-columns-repeated="1020" table:default-cell-style-name="ce25"/>
        <table:table-column table:style-name="co6" table:default-cell-style-name="Default"/>
        <table:table-row table:style-name="ro4">
          <table:table-cell table:style-name="ce9" office:value-type="string">
            <text:p>Feature ID</text:p>
          </table:table-cell>
          <table:table-cell table:style-name="ce15" office:value-type="string">
            <text:p>Topic</text:p>
          </table:table-cell>
          <table:table-cell table:style-name="ce9" office:value-type="string">
            <text:p>Description / Test</text:p>
          </table:table-cell>
          <table:table-cell table:style-name="ce9" table:number-columns-repeated="1020"/>
          <table:table-cell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3">
            <text:p>Manage Catalogs</text:p>
          </table:table-cell>
          <table:table-cell table:style-name="ce22" office:value-type="string">
            <text:p>Possible to create and manage several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2" office:value-type="string">
            <text:p>Detect and prevent bad catalog name (containing a space or accentuated character)</text:p>
          </table:table-cell>
          <table:table-cell table:number-columns-repeated="1021"/>
        </table:table-row>
        <table:table-row table:style-name="ro4">
          <table:table-cell office:value-type="float" office:value="1130">
            <text:p>1130</text:p>
          </table:table-cell>
          <table:covered-table-cell/>
          <table:table-cell table:style-name="ce22" office:value-type="string">
            <text:p>Only catalog owner shall be allowed to delete a catalog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2">
          <table:table-cell office:value-type="float" office:value="1200">
            <text:p>1200</text:p>
          </table:table-cell>
          <table:table-cell table:style-name="ce18" office:value-type="string" table:number-columns-spanned="1" table:number-rows-spanned="7">
            <text:p>Catalog Overview</text:p>
          </table:table-cell>
          <table:table-cell table:style-name="ce24" office:value-type="string">
            <text:p><text:span text:style-name="T2">set </text:span><text:span text:style-name="T3">thumbnail</text:span><text:span text:style-name="T4"> URL to picture in the drive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8"/>
          <table:table-cell table:style-name="ce22" office:value-type="string">
            <text:p>set cards title with fields and separators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8"/>
          <table:table-cell table:style-name="ce24" office:value-type="string">
            <text:p><text:span text:style-name="T2">set cards </text:span><text:span text:style-name="T3">thumbnail</text:span><text:span text:style-name="T4"> field </text:span></text:p>
          </table:table-cell>
          <table:table-cell table:number-columns-repeated="1021"/>
        </table:table-row>
        <table:table-row table:style-name="ro9">
          <table:table-cell office:value-type="float" office:value="1230">
            <text:p>1230</text:p>
          </table:table-cell>
          <table:covered-table-cell table:style-name="ce18"/>
          <table:table-cell table:style-name="ce22" office:value-type="string">
            <text:p>set perspective detection field to activate automatically proper perspective to a viewed item, depending on value of this field</text:p>
            <text:p>(which shall match name of the perspective)</text:p>
          </table:table-cell>
          <table:table-cell table:number-columns-repeated="1021"/>
        </table:table-row>
        <table:table-row table:style-name="ro9">
          <table:table-cell office:value-type="float" office:value="1240">
            <text:p>1240</text:p>
          </table:table-cell>
          <table:covered-table-cell table:style-name="ce18"/>
          <table:table-cell table:style-name="ce22" office:value-type="string">
            <text:p>change access rights to other user </text:p>
            <text:p>(but cannot do it on one-self nor to the catalog's owner, which shall not appear in the list)</text:p>
          </table:table-cell>
          <table:table-cell table:number-columns-repeated="1021"/>
        </table:table-row>
        <table:table-row table:style-name="ro9">
          <table:table-cell office:value-type="float" office:value="1250">
            <text:p>1250</text:p>
          </table:table-cell>
          <table:covered-table-cell table:style-name="ce18"/>
          <table:table-cell table:style-name="ce22" office:value-type="string">
            <text:p>Require to join another catalog. Then notification shall be sent to catalog's </text:p>
            <text:p>Owner. Then catalog's admins shall be able to set access rights for this user in their own GUI.</text:p>
          </table:table-cell>
          <table:table-cell table:number-columns-repeated="1021"/>
        </table:table-row>
        <table:table-row table:style-name="ro4">
          <table:table-cell office:value-type="float" office:value="1260">
            <text:p>1260</text:p>
          </table:table-cell>
          <table:covered-table-cell table:style-name="ce18"/>
          <table:table-cell table:style-name="ce22" office:value-type="string">
            <text:p>Delete a catalog while another user is using it: it shall then be kicked out with a GUI message.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8" office:value-type="string" table:number-columns-spanned="1" table:number-rows-spanned="12">
            <text:p>Catalog Fields</text:p>
          </table:table-cell>
          <table:table-cell table:style-name="ce22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8"/>
          <table:table-cell table:style-name="ce22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8"/>
          <table:table-cell table:style-name="ce22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8"/>
          <table:table-cell table:style-name="ce22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8"/>
          <table:table-cell table:style-name="ce22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8"/>
          <table:table-cell table:style-name="ce22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8"/>
          <table:table-cell table:style-name="ce22" office:value-type="string">
            <text:p>create and use a LINK field (to another item).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8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8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8"/>
          <table:table-cell table:style-name="ce22" office:value-type="string">
            <text:p>create and use a LINK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8"/>
          <table:table-cell table:style-name="ce22" office:value-type="string">
            <text:p>create and use a LINK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95">
            <text:p>1395</text:p>
          </table:table-cell>
          <table:covered-table-cell table:style-name="ce18"/>
          <table:table-cell table:style-name="ce22" office:value-type="string">
            <text:p>create and use a LONG_TEXT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 in several languages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fields in several languages and ensure it is used in read-only 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6">
            <text:p>Catalog Perspectives</text:p>
          </table:table-cell>
          <table:table-cell office:value-type="string">
            <text:p>Create several perspectives,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add fields in a perspective section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office:value-type="float" office:value="1550">
            <text:p>1550</text:p>
          </table:table-cell>
          <table:covered-table-cell/>
          <table:table-cell office:value-type="string">
            <text:p>rename perspective, tab, section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1">
            <text:p>Items Management</text:p>
          </table:table-cell>
          <table:table-cell office:value-type="string">
            <text:p>when creating field by hand from catalog or new-item-form, ensure name is only letters numbers or underscore</text:p>
          </table:table-cell>
          <table:table-cell table:number-columns-repeated="1021"/>
        </table:table-row>
        <table:table-row table:style-name="ro4">
          <table:table-cell office:value-type="float" office:value="2005">
            <text:p>2005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15">
            <text:p>2015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10">
          <table:table-cell office:value-type="float" office:value="2020">
            <text:p>2020</text:p>
          </table:table-cell>
          <table:covered-table-cell/>
          <table:table-cell office:value-type="string">
            <text:p>select a 2<text:span text:style-name="T7">nd</text:span> tab and ensure it keeps being selected when changing item</text:p>
          </table:table-cell>
          <table:table-cell table:number-columns-repeated="1021"/>
        </table:table-row>
        <table:table-row table:style-name="ro4">
          <table:table-cell office:value-type="float" office:value="2025">
            <text:p>2025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create new item : insert text in a numeric field : input shall be red with error msg</text:p>
          </table:table-cell>
          <table:table-cell table:number-columns-repeated="1021"/>
        </table:table-row>
        <table:table-row table:style-name="ro4">
          <table:table-cell office:value-type="float" office:value="2035">
            <text:p>2035</text:p>
          </table:table-cell>
          <table:covered-table-cell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1"/>
        </table:table-row>
        <table:table-row table:style-name="ro9">
          <table:table-cell office:value-type="float" office:value="2045">
            <text:p>2045</text:p>
          </table:table-cell>
          <table:covered-table-cell table:style-name="ce18"/>
          <table:table-cell table:style-name="Default" office:value-type="string">
            <text:p>when editing LINK field, offered list shall be refreshed based on search field querying database. </text:p>
            <text:p>It should also be possible to show only selected items, and to edit the field in full text mode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 table:style-name="ce18"/>
          <table:table-cell table:style-name="Default" office:value-type="string">
            <text:p>A weight shall be associated to each LINK in the GUI. In value, it is represented as «:&lt;weight&gt; » suffix after linked id (ex : « person_0004:3 »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2100">
            <text:p>2100</text:p>
          </table:table-cell>
          <table:table-cell table:style-name="ce18" office:value-type="string" table:number-columns-spanned="1" table:number-rows-spanned="11">
            <text:p>CSV import / export</text:p>
          </table:table-cell>
          <table:table-cell office:value-type="string">
            <text:p>downoad CSV based on current search query and selecting fields (download link only works with produciton deployement, not eclipse) </text:p>
          </table:table-cell>
          <table:table-cell table:number-columns-repeated="1021"/>
        </table:table-row>
        <table:table-row table:style-name="ro4">
          <table:table-cell office:value-type="float" office:value="2105">
            <text:p>2105</text:p>
          </table:table-cell>
          <table:covered-table-cell table:style-name="ce18"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110">
            <text:p>2110</text:p>
          </table:table-cell>
          <table:covered-table-cell table:style-name="ce18"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 office:value-type="float" office:value="2115">
            <text:p>2115</text:p>
          </table:table-cell>
          <table:covered-table-cell table:style-name="ce18"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18"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9">
          <table:table-cell office:value-type="float" office:value="2125">
            <text:p>2125</text:p>
          </table:table-cell>
          <table:covered-table-cell table:style-name="ce18"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4">
          <table:table-cell office:value-type="float" office:value="2130">
            <text:p>2130</text:p>
          </table:table-cell>
          <table:covered-table-cell table:style-name="ce18"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4">
          <table:table-cell office:value-type="float" office:value="2135">
            <text:p>2135</text:p>
          </table:table-cell>
          <table:covered-table-cell table:style-name="ce18"/>
          <table:table-cell office:value-type="string">
            <text:p>When <text:s/>importing CSV/Excel file, ensure fields are only letters numbers or underscore.</text:p>
          </table:table-cell>
          <table:table-cell table:number-columns-repeated="1021"/>
        </table:table-row>
        <table:table-row table:style-name="ro4">
          <table:table-cell office:value-type="float" office:value="2140">
            <text:p>2140</text:p>
          </table:table-cell>
          <table:covered-table-cell table:style-name="ce18"/>
          <table:table-cell office:value-type="string">
            <text:p>Empty cell in CSV leaves contents unchanged in DB : use « __empty__ » special value to clear contents of a field during import</text:p>
          </table:table-cell>
          <table:table-cell table:number-columns-repeated="1021"/>
        </table:table-row>
        <table:table-row table:style-name="ro4">
          <table:table-cell office:value-type="float" office:value="2150">
            <text:p>2150</text:p>
          </table:table-cell>
          <table:covered-table-cell table:style-name="ce18"/>
          <table:table-cell office:value-type="string">
            <text:p>Use __CR__ special characters when importing LONG_TEXT from CSV</text:p>
          </table:table-cell>
          <table:table-cell table:number-columns-repeated="1021"/>
        </table:table-row>
        <table:table-row table:style-name="ro2">
          <table:table-cell table:style-name="ce8" office:value-type="float" office:value="2160">
            <text:p>2160</text:p>
          </table:table-cell>
          <table:covered-table-cell table:style-name="Default"/>
          <table:table-cell table:style-name="Default" office:value-type="string">
            <text:p>Handle contents with CSV separator inside, surrounded with double-quotes </text:p>
          </table:table-cell>
          <table:table-cell table:style-name="Default" table:number-columns-repeated="1020"/>
          <table:table-cell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9">
          <table:table-cell office:value-type="float" office:value="2200">
            <text:p>2200</text:p>
          </table:table-cell>
          <table:table-cell table:style-name="ce18" office:value-type="string" table:number-columns-spanned="1" table:number-rows-spanned="3">
            <text:p>GEXF export</text:p>
          </table:table-cell>
          <table:table-cell office:value-type="string">
            <text:p>generate GEXF file based on current search query and selected fields, </text:p>
            <text:p>where GEXF nodes contain item data and edges name of corresponding field and weight.</text:p>
          </table:table-cell>
          <table:table-cell table:number-columns-repeated="1021"/>
        </table:table-row>
        <table:table-row table:style-name="ro4">
          <table:table-cell office:value-type="float" office:value="2205">
            <text:p>2205</text:p>
          </table:table-cell>
          <table:covered-table-cell table:style-name="ce18" office:value-type="string">
            <text:p>GEXF export</text:p>
          </table:covered-table-cell>
          <table:table-cell office:value-type="string">
            <text:p>downoad GEXF file grouped by given field where links weight is cumulated (and we can choose which links to use in export. Link type shall be added to edges metadata)</text:p>
          </table:table-cell>
          <table:table-cell table:number-columns-repeated="1021"/>
        </table:table-row>
        <table:table-row table:style-name="ro9">
          <table:table-cell office:value-type="float" office:value="2210">
            <text:p>2210</text:p>
          </table:table-cell>
          <table:covered-table-cell table:style-name="ce18" office:value-type="string">
            <text:p>GEXF export</text:p>
          </table:covered-table-cell>
          <table:table-cell office:value-type="string">
            <text:p>When generating GEXF node containing a multi-values with enum defined, each possible enum shall be declared</text:p>
            <text:p>As separate boolean field, in addition to original multi-values field, in order to identify thoses values in Gephi.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2200">
            <text:p>220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4">
          <table:table-cell office:value-type="float" office:value="2205">
            <text:p>2205</text:p>
          </table:table-cell>
          <table:covered-table-cell table:style-name="ce2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210">
            <text:p>221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3" table:number-columns-repeated="1021"/>
          <table:table-cell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3">
            <text:p>Items Filters</text:p>
          </table:table-cell>
          <table:table-cell table:style-name="ce26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305">
            <text:p>2305</text:p>
          </table:table-cell>
          <table:covered-table-cell table:style-name="ce2"/>
          <table:table-cell table:style-name="ce26" office:value-type="string">
            <text:p>combine them and check result is addition of both</text:p>
          </table:table-cell>
          <table:table-cell table:number-columns-repeated="1021"/>
        </table:table-row>
        <table:table-row table:style-name="ro11">
          <table:table-cell table:style-name="ce13" office:value-type="float" office:value="2310">
            <text:p>2310</text:p>
          </table:table-cell>
          <table:covered-table-cell table:style-name="ce20"/>
          <table:table-cell table:style-name="ce27" office:value-type="string">
            <text:p>default filters automatically available :</text:p>
            <text:p><text:s text:c="2"/>- item last modif by current user</text:p>
            <text:p><text:s text:c="2"/>- item last minute modif by current user</text:p>
            <text:p><text:s text:c="2"/><text:span text:style-name="T8">- when 'detect perspective on field' is defined and this field is an enum, add one filter by enum value (todo)</text:span></text:p>
          </table:table-cell>
          <table:table-cell table:style-name="ce29" table:number-columns-repeated="1020"/>
          <table:table-cell table:style-name="ce31"/>
        </table:table-row>
        <table:table-row table:style-name="ro4">
          <table:table-cell table:style-name="ce11"/>
          <table:table-cell table:style-name="ce19"/>
          <table:table-cell table:style-name="ce23" table:number-columns-repeated="1021"/>
          <table:table-cell/>
        </table:table-row>
        <table:table-row table:style-name="ro2">
          <table:table-cell office:value-type="float" office:value="2400">
            <text:p>2400</text:p>
          </table:table-cell>
          <table:table-cell table:style-name="ce2" office:value-type="string" table:number-columns-spanned="1" table:number-rows-spanned="7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405">
            <text:p>2405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410">
            <text:p>2410</text:p>
          </table:table-cell>
          <table:covered-table-cell table:style-name="ce2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4">
          <table:table-cell office:value-type="float" office:value="2415">
            <text:p>2415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420">
            <text:p>242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office:value-type="float" office:value="2425">
            <text:p>2425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1"/>
        </table:table-row>
        <table:table-row table:style-name="ro2">
          <table:table-cell office:value-type="float" office:value="2430">
            <text:p>2430</text:p>
          </table:table-cell>
          <table:covered-table-cell table:style-name="ce2"/>
          <table:table-cell office:value-type="string">
            <text:p>truncate text fields when really too long (&gt;50k chars) and notify user with warnings then.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3" table:number-columns-repeated="1021"/>
          <table:table-cell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1"/>
        </table:table-row>
        <table:table-row table:style-name="ro4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4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 (drive + index)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9"/>
          <table:table-cell table:style-name="ce23" table:number-columns-repeated="1021"/>
          <table:table-cell/>
        </table:table-row>
        <table:table-row table:style-name="ro4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4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4">
          <table:table-cell office:value-type="float" office:value="4020">
            <text:p>4020</text:p>
          </table:table-cell>
          <table:covered-table-cell/>
          <table:table-cell office:value-type="string">
            <text:p>When read-only user, can only see existing dashboard in kibana</text:p>
          </table:table-cell>
          <table:table-cell table:number-columns-repeated="1021"/>
        </table:table-row>
        <table:table-row table:style-name="ro4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4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4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6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4">
          <table:table-cell office:value-type="float" office:value="5020">
            <text:p>5020</text:p>
          </table:table-cell>
          <table:covered-table-cell/>
          <table:table-cell table:style-name="ce28" office:value-type="string">
            <text:p>create new account</text:p>
          </table:table-cell>
          <table:table-cell table:number-columns-repeated="1021"/>
        </table:table-row>
        <table:table-row table:style-name="ro4">
          <table:table-cell office:value-type="float" office:value="5030">
            <text:p>5030</text:p>
          </table:table-cell>
          <table:covered-table-cell/>
          <table:table-cell table:style-name="ce28" office:value-type="string">
            <text:p>reset password</text:p>
          </table:table-cell>
          <table:table-cell table:number-columns-repeated="1021"/>
        </table:table-row>
        <table:table-row table:style-name="ro4">
          <table:table-cell office:value-type="float" office:value="5040">
            <text:p>5040</text:p>
          </table:table-cell>
          <table:covered-table-cell/>
          <table:table-cell table:style-name="ce28" office:value-type="string">
            <text:p>ask for access to a catalog</text:p>
          </table:table-cell>
          <table:table-cell table:number-columns-repeated="1021"/>
        </table:table-row>
        <table:table-row table:style-name="ro4">
          <table:table-cell table:style-name="ce14" office:value-type="float" office:value="5050">
            <text:p>5050</text:p>
          </table:table-cell>
          <table:covered-table-cell table:style-name="ce21"/>
          <table:table-cell table:style-name="ce28" office:value-type="string">
            <text:p>catalog admin give access to a catalog to another user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 office:value-type="float" office:value="5060">
            <text:p>5060</text:p>
          </table:table-cell>
          <table:covered-table-cell table:style-name="ce21"/>
          <table:table-cell table:style-name="ce28" office:value-type="string">
            <text:p>upgrade to better plan and pay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 office:value-type="float" office:value="5070">
            <text:p>5070</text:p>
          </table:table-cell>
          <table:covered-table-cell table:style-name="ce21"/>
          <table:table-cell table:style-name="ce28" office:value-type="string">
            <text:p>prolongate current plan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 office:value-type="float" office:value="5080">
            <text:p>5080</text:p>
          </table:table-cell>
          <table:covered-table-cell table:style-name="ce21"/>
          <table:table-cell table:style-name="ce28" office:value-type="string">
            <text:p>fallback to default plan when current plan is outdated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/>
          <table:covered-table-cell table:style-name="ce21"/>
          <table:table-cell table:style-name="ce28" office:value-type="string">
            <text:p>create live in DB a new dedicated plan with php/myadmin and assign it to a user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/>
          <table:covered-table-cell table:style-name="ce21"/>
          <table:table-cell table:style-name="ce28" office:value-type="string">
            <text:p>change live in DB user enabled/disabled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 office:value-type="float" office:value="5090">
            <text:p>5090</text:p>
          </table:table-cell>
          <table:covered-table-cell table:style-name="ce21"/>
          <table:table-cell table:style-name="ce28" office:value-type="string">
            <text:p>change live in DB user role 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/>
          <table:covered-table-cell table:style-name="ce21"/>
          <table:table-cell table:style-name="ce28" office:value-type="string">
            <text:p>change live in DB user catalog's access rights</text:p>
          </table:table-cell>
          <table:table-cell table:style-name="ce28" table:number-columns-repeated="1020"/>
          <table:table-cell/>
        </table:table-row>
        <table:table-row table:style-name="ro9">
          <table:table-cell table:style-name="ce14" office:value-type="float" office:value="5100">
            <text:p>5100</text:p>
          </table:table-cell>
          <table:covered-table-cell table:style-name="ce21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 office:value-type="float" office:value="5110">
            <text:p>5110</text:p>
          </table:table-cell>
          <table:covered-table-cell table:style-name="ce21"/>
          <table:table-cell table:style-name="Default" office:value-type="string">
            <text:p>When session expired, message on the GUI and auto-redirect to login page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4" office:value-type="float" office:value="5120">
            <text:p>5120</text:p>
          </table:table-cell>
          <table:covered-table-cell table:style-name="ce21"/>
          <table:table-cell table:style-name="Default" office:value-type="string">
            <text:p>Check browser version. Warning displayed if not Firefox 81 or greater.</text:p>
          </table:table-cell>
          <table:table-cell table:style-name="ce28" table:number-columns-repeated="1020"/>
          <table:table-cell/>
        </table:table-row>
        <table:table-row table:style-name="ro4">
          <table:table-cell table:style-name="ce11"/>
          <table:table-cell table:style-name="ce17" table:number-columns-repeated="2"/>
          <table:table-cell table:style-name="ce23" table:number-columns-repeated="1020"/>
          <table:table-cell/>
        </table:table-row>
        <table:table-row table:style-name="ro4">
          <table:table-cell office:value-type="float" office:value="6000">
            <text:p>6000</text:p>
          </table:table-cell>
          <table:table-cell office:value-type="string" table:number-columns-spanned="1" table:number-rows-spanned="5">
            <text:p>Monitoring &amp; Quotas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12">
          <table:table-cell office:value-type="float" office:value="6010">
            <text:p>6010</text:p>
          </table:table-cell>
          <table:covered-table-cell/>
          <table:table-cell table:style-name="ce28" office:value-type="string">
            <text:p>regularly check users plans quotas and send related emails to warn user :</text:p>
            <text:p>- nb catalogs owned</text:p>
            <text:p>- nb docs per catalog</text:p>
            <text:p>- disc space per catalogs (drive + index)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table:number-columns-repeated="1021"/>
        </table:table-row>
        <table:table-row table:style-name="ro11">
          <table:table-cell office:value-type="float" office:value="6020">
            <text:p>6020</text:p>
          </table:table-cell>
          <table:covered-table-cell/>
          <table:table-cell table:style-name="ce28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table:number-columns-repeated="1021"/>
        </table:table-row>
        <table:table-row table:style-name="ro4">
          <table:table-cell office:value-type="float" office:value="6030">
            <text:p>6030</text:p>
          </table:table-cell>
          <table:covered-table-cell/>
          <table:table-cell table:style-name="ce28" office:value-type="string">
            <text:p>Keep track of pages access and main user actions statistics(anonymized), and send a daily emal to admin </text:p>
          </table:table-cell>
          <table:table-cell table:number-columns-repeated="1021"/>
        </table:table-row>
        <table:table-row table:style-name="ro4">
          <table:table-cell table:style-name="ce8" office:value-type="float" office:value="6040">
            <text:p>6040</text:p>
          </table:table-cell>
          <table:covered-table-cell table:style-name="Default"/>
          <table:table-cell table:style-name="Default" office:value-type="string">
            <text:p>Admin panel for ADMIN rôle, where we can see amount of logged in users, nb processing tasks,nb running threads</text:p>
          </table:table-cell>
          <table:table-cell table:style-name="Default" table:number-columns-repeated="1020"/>
          <table:table-cell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1"/>
        </table:table-row>
        <table:table-row table:style-name="ro4">
          <table:table-cell office:value-type="float" office:value="7010">
            <text:p>7010</text:p>
          </table:table-cell>
          <table:covered-table-cell/>
          <table:table-cell table:style-name="ce28" office:value-type="string">
            <text:p>perform and restore global backup</text:p>
          </table:table-cell>
          <table:table-cell table:number-columns-repeated="1021"/>
        </table:table-row>
        <table:table-row table:style-name="ro4">
          <table:table-cell office:value-type="float" office:value="7020">
            <text:p>7020</text:p>
          </table:table-cell>
          <table:covered-table-cell/>
          <table:table-cell table:style-name="ce29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table:number-columns-repeated="1021"/>
        </table:table-row>
        <table:table-row table:style-name="ro4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7"/>
          <table:table-cell table:style-name="ce23" table:number-columns-repeated="1021"/>
          <table:table-cell/>
        </table:table-row>
        <table:table-row table:style-name="ro4">
          <table:table-cell office:value-type="float" office:value="9000">
            <text:p>9000</text:p>
          </table:table-cell>
          <table:table-cell office:value-type="string" table:number-columns-spanned="1" table:number-rows-spanned="4">
            <text:p>Toolbox</text:p>
          </table:table-cell>
          <table:table-cell table:style-name="ce30" office:value-type="string">
            <text:p>Csv-gen : Python script to create test CSV file controlling statistical occurences of generated contents.</text:p>
          </table:table-cell>
          <table:table-cell table:number-columns-repeated="1021"/>
        </table:table-row>
        <table:table-row table:style-name="ro4">
          <table:table-cell office:value-type="float" office:value="9010">
            <text:p>9010</text:p>
          </table:table-cell>
          <table:covered-table-cell/>
          <table:table-cell table:style-name="ce30" office:value-type="string">
            <text:p>Csv-merge : Merge contents of a CSV file, both horizontally (merge data from several columns) and vertically (merge data from several rows)</text:p>
          </table:table-cell>
          <table:table-cell table:number-columns-repeated="1021"/>
        </table:table-row>
        <table:table-row table:style-name="ro4">
          <table:table-cell office:value-type="float" office:value="9020">
            <text:p>9020</text:p>
          </table:table-cell>
          <table:covered-table-cell/>
          <table:table-cell table:style-name="ce30" office:value-type="string">
            <text:p>Csv-reconcile : Reconcile data between two given CSV files. </text:p>
          </table:table-cell>
          <table:table-cell table:number-columns-repeated="1021"/>
        </table:table-row>
        <table:table-row table:style-name="ro4">
          <table:table-cell office:value-type="float" office:value="9030">
            <text:p>9030</text:p>
          </table:table-cell>
          <table:covered-table-cell/>
          <table:table-cell table:style-name="ce30" office:value-type="string">
            <text:p>Dts2csv : Python script to extract Collections, Resources and TEI data from <text:a xlink:href="https://distributed-text-services.github.io/specifications/">DTS API</text:a> and generate CSV files.</text:p>
          </table:table-cell>
          <table:table-cell table:number-columns-repeated="1021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30">30/01/2022</text:date>, <text:time>14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2-01-30T14:58:02</dc:date>
    <dc:creator>Laurent ML</dc:creator>
    <meta:editing-duration>P31DT9H26M41S</meta:editing-duration>
    <meta:editing-cycles>171</meta:editing-cycles>
    <meta:generator>OpenOffice/4.1.7$Unix OpenOffice.org_project/417m1$Build-9800</meta:generator>
    <meta:document-statistic meta:table-count="3" meta:cell-count="266" meta:object-count="0"/>
  </office:meta>
</office:document-meta>
</file>